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9.95mm" svg:y="99.58mm">
            <draw:object draw:notify-on-update-of-ranges="Sheet1.A23:Sheet1.A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table:style-name="ce6" office:value-type="string" calcext:value-type="string">
            <text:p>Raw: 18547 <text:s text:c="3"/>sampled: 1867.831 <text:s text:c="2"/>given: 3800 <text:s text:c="2"/>gain: 2.03444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8548 <text:s text:c="3"/>sampled: 1867.932 <text:s text:c="2"/>given: 3800 <text:s text:c="2"/>gain: 2.03433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3 <text:s text:c="3"/>sampled: 1769.742 <text:s text:c="2"/>given: 3600 <text:s text:c="2"/>gain: 2.03419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3 <text:s text:c="3"/>sampled: 1769.742 <text:s text:c="2"/>given: 3600 <text:s text:c="2"/>gain: 2.03419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4 <text:s text:c="3"/>sampled: 1671.149 <text:s text:c="2"/>given: 3400 <text:s text:c="2"/>gain: 2.03452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5 <text:s text:c="3"/>sampled: 1671.249 <text:s text:c="2"/>given: 3400 <text:s text:c="2"/>gain: 2.03440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18 <text:s text:c="3"/>sampled: 1572.858 <text:s text:c="2"/>given: 3200 <text:s text:c="2"/>gain: 2.0345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18 <text:s text:c="3"/>sampled: 1572.858 <text:s text:c="2"/>given: 3200 <text:s text:c="2"/>gain: 2.0345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2 <text:s text:c="3"/>sampled: 1474.567 <text:s text:c="2"/>given: 3000 <text:s text:c="2"/>gain: 2.03449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2 <text:s text:c="3"/>sampled: 1474.567 <text:s text:c="2"/>given: 3000 <text:s text:c="2"/>gain: 2.03449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66 <text:s text:c="3"/>sampled: 1376.276 <text:s text:c="2"/>given: 2800 <text:s text:c="2"/>gain: 2.03447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65 <text:s text:c="3"/>sampled: 1376.175 <text:s text:c="2"/>given: 2800 <text:s text:c="2"/>gain: 2.03462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88 <text:s text:c="3"/>sampled: 1277.783 <text:s text:c="2"/>given: 2600 <text:s text:c="2"/>gain: 2.03477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89 <text:s text:c="3"/>sampled: 1277.884 <text:s text:c="2"/>given: 2600 <text:s text:c="2"/>gain: 2.03461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3 <text:s text:c="3"/>sampled: 1179.593 <text:s text:c="2"/>given: 2400 <text:s text:c="2"/>gain: 2.034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3 <text:s text:c="3"/>sampled: 1179.593 <text:s text:c="2"/>given: 2400 <text:s text:c="2"/>gain: 2.034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38 <text:s text:c="3"/>sampled: 1081.403 <text:s text:c="2"/>given: 2200 <text:s text:c="2"/>gain: 2.03439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38 <text:s text:c="3"/>sampled: 1081.403 <text:s text:c="2"/>given: 2200 <text:s text:c="2"/>gain: 2.034395</text:p>
          </table:table-cell>
          <table:table-cell table:number-columns-repeated="1023"/>
        </table:table-row>
        <table:table-row table:style-name="ro1" table:number-rows-repeated="4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2.034445" calcext:value-type="float">
            <text:p>2.034445</text:p>
          </table:table-cell>
          <table:table-cell table:number-columns-repeated="1023"/>
        </table:table-row>
        <table:table-row table:style-name="ro1">
          <table:table-cell table:style-name="ce7" office:value-type="float" office:value="2.034335" calcext:value-type="float">
            <text:p>2.034335</text:p>
          </table:table-cell>
          <table:table-cell table:number-columns-repeated="1023"/>
        </table:table-row>
        <table:table-row table:style-name="ro1">
          <table:table-cell table:style-name="ce7" office:value-type="float" office:value="2.034195" calcext:value-type="float">
            <text:p>2.034195</text:p>
          </table:table-cell>
          <table:table-cell table:number-columns-repeated="1023"/>
        </table:table-row>
        <table:table-row table:style-name="ro1">
          <table:table-cell table:style-name="ce7" office:value-type="float" office:value="2.034195" calcext:value-type="float">
            <text:p>2.034195</text:p>
          </table:table-cell>
          <table:table-cell table:number-columns-repeated="1023"/>
        </table:table-row>
        <table:table-row table:style-name="ro1">
          <table:table-cell table:style-name="ce7" office:value-type="float" office:value="2.034529" calcext:value-type="float">
            <text:p>2.034529</text:p>
          </table:table-cell>
          <table:table-cell table:number-columns-repeated="1023"/>
        </table:table-row>
        <table:table-row table:style-name="ro1">
          <table:table-cell table:style-name="ce7" office:value-type="float" office:value="2.034406" calcext:value-type="float">
            <text:p>2.034406</text:p>
          </table:table-cell>
          <table:table-cell table:number-columns-repeated="1023"/>
        </table:table-row>
        <table:table-row table:style-name="ro1">
          <table:table-cell table:style-name="ce7" office:value-type="float" office:value="2.034513" calcext:value-type="float">
            <text:p>2.034513</text:p>
          </table:table-cell>
          <table:table-cell table:number-columns-repeated="1023"/>
        </table:table-row>
        <table:table-row table:style-name="ro1">
          <table:table-cell table:style-name="ce7" office:value-type="float" office:value="2.034513" calcext:value-type="float">
            <text:p>2.034513</text:p>
          </table:table-cell>
          <table:table-cell table:number-columns-repeated="1023"/>
        </table:table-row>
        <table:table-row table:style-name="ro1">
          <table:table-cell table:style-name="ce7" office:value-type="float" office:value="2.034496" calcext:value-type="float">
            <text:p>2.034496</text:p>
          </table:table-cell>
          <table:table-cell table:number-columns-repeated="1023"/>
        </table:table-row>
        <table:table-row table:style-name="ro1">
          <table:table-cell table:style-name="ce7" office:value-type="float" office:value="2.034496" calcext:value-type="float">
            <text:p>2.034496</text:p>
          </table:table-cell>
          <table:table-cell table:number-columns-repeated="1023"/>
        </table:table-row>
        <table:table-row table:style-name="ro1">
          <table:table-cell table:style-name="ce7" office:value-type="float" office:value="2.034476" calcext:value-type="float">
            <text:p>2.034476</text:p>
          </table:table-cell>
          <table:table-cell table:number-columns-repeated="1023"/>
        </table:table-row>
        <table:table-row table:style-name="ro1">
          <table:table-cell table:style-name="ce7" office:value-type="float" office:value="2.034625" calcext:value-type="float">
            <text:p>2.034625</text:p>
          </table:table-cell>
          <table:table-cell table:number-columns-repeated="1023"/>
        </table:table-row>
        <table:table-row table:style-name="ro1">
          <table:table-cell table:style-name="ce7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614" calcext:value-type="float">
            <text:p>2.034614</text:p>
          </table:table-cell>
          <table:table-cell table:number-columns-repeated="1023"/>
        </table:table-row>
        <table:table-row table:style-name="ro1">
          <table:table-cell table:style-name="ce7" office:value-type="float" office:value="2.0346" calcext:value-type="float">
            <text:p>2.0346</text:p>
          </table:table-cell>
          <table:table-cell table:number-columns-repeated="1023"/>
        </table:table-row>
        <table:table-row table:style-name="ro1">
          <table:table-cell table:style-name="ce7" office:value-type="float" office:value="2.0346" calcext:value-type="float">
            <text:p>2.0346</text:p>
          </table:table-cell>
          <table:table-cell table:number-columns-repeated="1023"/>
        </table:table-row>
        <table:table-row table:style-name="ro1">
          <table:table-cell table:style-name="ce7" office:value-type="float" office:value="2.034395" calcext:value-type="float">
            <text:p>2.034395</text:p>
          </table:table-cell>
          <table:table-cell table:number-columns-repeated="1023"/>
        </table:table-row>
        <table:table-row table:style-name="ro1">
          <table:table-cell table:style-name="ce7" office:value-type="float" office:value="2.034395" calcext:value-type="float">
            <text:p>2.034395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 office:value-type="float" office:value="2.0345" calcext:value-type="float">
            <text:p>2.0345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ce6"/>
          <table:table-cell table:number-columns-repeated="1023"/>
        </table:table-row>
        <table:table-row table:style-name="ro1">
          <table:table-cell table:style-name="ce4" office:value-type="string" calcext:value-type="string">
            <text:p>100A</text:p>
          </table:table-cell>
          <table:table-cell table:style-name="ce4" office:value-type="string" calcext:value-type="string">
            <text:p>100A Average</text:p>
          </table:table-cell>
          <table:table-cell table:style-name="ce4" office:value-type="string" calcext:value-type="string">
            <text:p>average V on Res</text:p>
          </table:table-cell>
          <table:table-cell table:style-name="ce4" office:value-type="string" calcext:value-type="string">
            <text:p>calculated current 100A</text:p>
          </table:table-cell>
          <table:table-cell table:style-name="ce4" office:value-type="string" calcext:value-type="string">
            <text:p>Gain 100A</text:p>
          </table:table-cell>
          <table:table-cell table:style-name="ce4" office:value-type="string" calcext:value-type="string">
            <text:p>V on 500u</text:p>
          </table:table-cell>
          <table:table-cell table:number-columns-repeated="1018"/>
        </table:table-row>
        <table:table-row table:style-name="ro1">
          <table:table-cell table:style-name="ce5" office:value-type="float" office:value="2343.677" calcext:value-type="float">
            <text:p>2343.677</text:p>
          </table:table-cell>
          <table:table-cell table:formula="of:=AVERAGE([.A54:.A144])" office:value-type="float" office:value="2343.85272527472" calcext:value-type="float">
            <text:p>2343.85272527472</text:p>
          </table:table-cell>
          <table:table-cell table:formula="of:=AVERAGE([.F54:.F57])" office:value-type="float" office:value="49.98225" calcext:value-type="float">
            <text:p>49.98225</text:p>
          </table:table-cell>
          <table:table-cell table:formula="of:=2*[.C54]" office:value-type="float" office:value="99.9645" calcext:value-type="float">
            <text:p>99.9645</text:p>
          </table:table-cell>
          <table:table-cell table:formula="of:=[.D54]/[.B54]" office:value-type="float" office:value="0.0426496506892442" calcext:value-type="float">
            <text:p>0.042649650689244</text:p>
          </table:table-cell>
          <table:table-cell office:value-type="float" office:value="49.99" calcext:value-type="float">
            <text:p>49.99</text:p>
          </table:table-cell>
          <table:table-cell table:number-columns-repeated="1018"/>
        </table:table-row>
        <table:table-row table:style-name="ro1">
          <table:table-cell table:style-name="ce5" office:value-type="float" office:value="2343.073" calcext:value-type="float">
            <text:p>2343.073</text:p>
          </table:table-cell>
          <table:table-cell table:number-columns-repeated="4"/>
          <table:table-cell office:value-type="float" office:value="49.982" calcext:value-type="float">
            <text:p>49.982</text:p>
          </table:table-cell>
          <table:table-cell table:number-columns-repeated="1018"/>
        </table:table-row>
        <table:table-row table:style-name="ro1">
          <table:table-cell table:style-name="ce5" office:value-type="float" office:value="2342.468" calcext:value-type="float">
            <text:p>2342.468</text:p>
          </table:table-cell>
          <table:table-cell table:number-columns-repeated="4"/>
          <table:table-cell office:value-type="float" office:value="49.978" calcext:value-type="float">
            <text:p>49.978</text:p>
          </table:table-cell>
          <table:table-cell table:number-columns-repeated="1018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4"/>
          <table:table-cell office:value-type="float" office:value="49.979" calcext:value-type="float">
            <text:p>49.979</text:p>
          </table:table-cell>
          <table:table-cell table:number-columns-repeated="1018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1023"/>
        </table:table-row>
        <table:table-row table:style-name="ro1">
          <table:table-cell table:style-name="ce5" office:value-type="float" office:value="2344.08" calcext:value-type="float">
            <text:p>2344.0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2.871" calcext:value-type="float">
            <text:p>2342.871</text:p>
          </table:table-cell>
          <table:table-cell table:number-columns-repeated="1023"/>
        </table:table-row>
        <table:table-row table:style-name="ro1">
          <table:table-cell table:style-name="ce5" office:value-type="float" office:value="2344.382" calcext:value-type="float">
            <text:p>2344.382</text:p>
          </table:table-cell>
          <table:table-cell table:number-columns-repeated="1023"/>
        </table:table-row>
        <table:table-row table:style-name="ro1">
          <table:table-cell table:style-name="ce5" office:value-type="float" office:value="2342.67" calcext:value-type="float">
            <text:p>2342.67</text:p>
          </table:table-cell>
          <table:table-cell table:number-columns-repeated="1023"/>
        </table:table-row>
        <table:table-row table:style-name="ro1">
          <table:table-cell table:style-name="ce5" office:value-type="float" office:value="2342.771" calcext:value-type="float">
            <text:p>2342.771</text:p>
          </table:table-cell>
          <table:table-cell table:number-columns-repeated="1023"/>
        </table:table-row>
        <table:table-row table:style-name="ro1">
          <table:table-cell table:style-name="ce5" office:value-type="float" office:value="2342.569" calcext:value-type="float">
            <text:p>2342.569</text:p>
          </table:table-cell>
          <table:table-cell table:number-columns-repeated="1023"/>
        </table:table-row>
        <table:table-row table:style-name="ro1">
          <table:table-cell table:style-name="ce5" office:value-type="float" office:value="2343.375" calcext:value-type="float">
            <text:p>2343.375</text:p>
          </table:table-cell>
          <table:table-cell table:number-columns-repeated="1023"/>
        </table:table-row>
        <table:table-row table:style-name="ro1">
          <table:table-cell table:style-name="ce5" office:value-type="float" office:value="2343.475" calcext:value-type="float">
            <text:p>2343.475</text:p>
          </table:table-cell>
          <table:table-cell table:number-columns-repeated="1023"/>
        </table:table-row>
        <table:table-row table:style-name="ro1">
          <table:table-cell table:style-name="ce5" office:value-type="float" office:value="2343.274" calcext:value-type="float">
            <text:p>2343.274</text:p>
          </table:table-cell>
          <table:table-cell table:number-columns-repeated="1023"/>
        </table:table-row>
        <table:table-row table:style-name="ro1">
          <table:table-cell table:style-name="ce5" office:value-type="float" office:value="2343.173" calcext:value-type="float">
            <text:p>2343.173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3.475" calcext:value-type="float">
            <text:p>2343.475</text:p>
          </table:table-cell>
          <table:table-cell table:number-columns-repeated="1023"/>
        </table:table-row>
        <table:table-row table:style-name="ro1">
          <table:table-cell table:style-name="ce5" office:value-type="float" office:value="2343.274" calcext:value-type="float">
            <text:p>2343.274</text:p>
          </table:table-cell>
          <table:table-cell table:number-columns-repeated="1023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1023"/>
        </table:table-row>
        <table:table-row table:style-name="ro1">
          <table:table-cell table:style-name="ce5" office:value-type="float" office:value="2341.965" calcext:value-type="float">
            <text:p>2341.965</text:p>
          </table:table-cell>
          <table:table-cell table:number-columns-repeated="1023"/>
        </table:table-row>
        <table:table-row table:style-name="ro1">
          <table:table-cell table:style-name="ce5" office:value-type="float" office:value="2342.972" calcext:value-type="float">
            <text:p>2342.972</text:p>
          </table:table-cell>
          <table:table-cell table:number-columns-repeated="1023"/>
        </table:table-row>
        <table:table-row table:style-name="ro1">
          <table:table-cell table:style-name="ce5" office:value-type="float" office:value="2342.871" calcext:value-type="float">
            <text:p>2342.871</text:p>
          </table:table-cell>
          <table:table-cell table:number-columns-repeated="1023"/>
        </table:table-row>
        <table:table-row table:style-name="ro1">
          <table:table-cell table:style-name="ce5" office:value-type="float" office:value="2344.08" calcext:value-type="float">
            <text:p>2344.08</text:p>
          </table:table-cell>
          <table:table-cell table:number-columns-repeated="1023"/>
        </table:table-row>
        <table:table-row table:style-name="ro1">
          <table:table-cell table:style-name="ce5" office:value-type="float" office:value="2343.878" calcext:value-type="float">
            <text:p>2343.878</text:p>
          </table:table-cell>
          <table:table-cell table:number-columns-repeated="1023"/>
        </table:table-row>
        <table:table-row table:style-name="ro1">
          <table:table-cell table:style-name="ce5" office:value-type="float" office:value="2343.677" calcext:value-type="float">
            <text:p>2343.677</text:p>
          </table:table-cell>
          <table:table-cell table:number-columns-repeated="1023"/>
        </table:table-row>
        <table:table-row table:style-name="ro1">
          <table:table-cell table:style-name="ce5" office:value-type="float" office:value="2342.166" calcext:value-type="float">
            <text:p>2342.166</text:p>
          </table:table-cell>
          <table:table-cell table:number-columns-repeated="1023"/>
        </table:table-row>
        <table:table-row table:style-name="ro1">
          <table:table-cell table:style-name="ce5" office:value-type="float" office:value="2343.878" calcext:value-type="float">
            <text:p>2343.878</text:p>
          </table:table-cell>
          <table:table-cell table:number-columns-repeated="1023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1023"/>
        </table:table-row>
        <table:table-row table:style-name="ro1">
          <table:table-cell table:style-name="ce5" office:value-type="float" office:value="2343.073" calcext:value-type="float">
            <text:p>2343.073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2.166" calcext:value-type="float">
            <text:p>2342.166</text:p>
          </table:table-cell>
          <table:table-cell table:number-columns-repeated="1023"/>
        </table:table-row>
        <table:table-row table:style-name="ro1">
          <table:table-cell table:style-name="ce5" office:value-type="float" office:value="2343.274" calcext:value-type="float">
            <text:p>2343.274</text:p>
          </table:table-cell>
          <table:table-cell table:number-columns-repeated="1023"/>
        </table:table-row>
        <table:table-row table:style-name="ro1">
          <table:table-cell table:style-name="ce5" office:value-type="float" office:value="2342.368" calcext:value-type="float">
            <text:p>2342.36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986" calcext:value-type="float">
            <text:p>2344.986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382" calcext:value-type="float">
            <text:p>2344.382</text:p>
          </table:table-cell>
          <table:table-cell table:number-columns-repeated="1023"/>
        </table:table-row>
        <table:table-row table:style-name="ro1">
          <table:table-cell table:style-name="ce5" office:value-type="float" office:value="2343.878" calcext:value-type="float">
            <text:p>2343.87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482" calcext:value-type="float">
            <text:p>2344.482</text:p>
          </table:table-cell>
          <table:table-cell table:number-columns-repeated="1023"/>
        </table:table-row>
        <table:table-row table:style-name="ro1">
          <table:table-cell table:style-name="ce5" office:value-type="float" office:value="2343.173" calcext:value-type="float">
            <text:p>2343.173</text:p>
          </table:table-cell>
          <table:table-cell table:number-columns-repeated="1023"/>
        </table:table-row>
        <table:table-row table:style-name="ro1">
          <table:table-cell table:style-name="ce5" office:value-type="float" office:value="2343.777" calcext:value-type="float">
            <text:p>2343.777</text:p>
          </table:table-cell>
          <table:table-cell table:number-columns-repeated="1023"/>
        </table:table-row>
        <table:table-row table:style-name="ro1">
          <table:table-cell table:style-name="ce5" office:value-type="float" office:value="2344.785" calcext:value-type="float">
            <text:p>2344.785</text:p>
          </table:table-cell>
          <table:table-cell table:number-columns-repeated="1023"/>
        </table:table-row>
        <table:table-row table:style-name="ro1">
          <table:table-cell table:style-name="ce5" office:value-type="float" office:value="2344.583" calcext:value-type="float">
            <text:p>2344.583</text:p>
          </table:table-cell>
          <table:table-cell table:number-columns-repeated="1023"/>
        </table:table-row>
        <table:table-row table:style-name="ro1">
          <table:table-cell table:style-name="ce5" office:value-type="float" office:value="2343.274" calcext:value-type="float">
            <text:p>2343.274</text:p>
          </table:table-cell>
          <table:table-cell table:number-columns-repeated="1023"/>
        </table:table-row>
        <table:table-row table:style-name="ro1">
          <table:table-cell table:style-name="ce5" office:value-type="float" office:value="2343.677" calcext:value-type="float">
            <text:p>2343.677</text:p>
          </table:table-cell>
          <table:table-cell table:number-columns-repeated="1023"/>
        </table:table-row>
        <table:table-row table:style-name="ro1">
          <table:table-cell table:style-name="ce5" office:value-type="float" office:value="2342.871" calcext:value-type="float">
            <text:p>2342.871</text:p>
          </table:table-cell>
          <table:table-cell table:number-columns-repeated="1023"/>
        </table:table-row>
        <table:table-row table:style-name="ro1">
          <table:table-cell table:style-name="ce5" office:value-type="float" office:value="2343.878" calcext:value-type="float">
            <text:p>2343.87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5.087" calcext:value-type="float">
            <text:p>2345.087</text:p>
          </table:table-cell>
          <table:table-cell table:number-columns-repeated="1023"/>
        </table:table-row>
        <table:table-row table:style-name="ro1">
          <table:table-cell table:style-name="ce5" office:value-type="float" office:value="2342.972" calcext:value-type="float">
            <text:p>2342.972</text:p>
          </table:table-cell>
          <table:table-cell table:number-columns-repeated="1023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482" calcext:value-type="float">
            <text:p>2344.482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3.375" calcext:value-type="float">
            <text:p>2343.375</text:p>
          </table:table-cell>
          <table:table-cell table:number-columns-repeated="1023"/>
        </table:table-row>
        <table:table-row table:style-name="ro1">
          <table:table-cell table:style-name="ce5" office:value-type="float" office:value="2344.08" calcext:value-type="float">
            <text:p>2344.08</text:p>
          </table:table-cell>
          <table:table-cell table:number-columns-repeated="1023"/>
        </table:table-row>
        <table:table-row table:style-name="ro1">
          <table:table-cell table:style-name="ce5" office:value-type="float" office:value="2345.389" calcext:value-type="float">
            <text:p>2345.389</text:p>
          </table:table-cell>
          <table:table-cell table:number-columns-repeated="1023"/>
        </table:table-row>
        <table:table-row table:style-name="ro1">
          <table:table-cell table:style-name="ce5" office:value-type="float" office:value="2344.281" calcext:value-type="float">
            <text:p>2344.281</text:p>
          </table:table-cell>
          <table:table-cell table:number-columns-repeated="1023"/>
        </table:table-row>
        <table:table-row table:style-name="ro1">
          <table:table-cell table:style-name="ce5" office:value-type="float" office:value="2343.475" calcext:value-type="float">
            <text:p>2343.475</text:p>
          </table:table-cell>
          <table:table-cell table:number-columns-repeated="1023"/>
        </table:table-row>
        <table:table-row table:style-name="ro1">
          <table:table-cell table:style-name="ce5" office:value-type="float" office:value="2345.188" calcext:value-type="float">
            <text:p>2345.188</text:p>
          </table:table-cell>
          <table:table-cell table:number-columns-repeated="1023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1023"/>
        </table:table-row>
        <table:table-row table:style-name="ro1">
          <table:table-cell table:style-name="ce5" office:value-type="float" office:value="2344.583" calcext:value-type="float">
            <text:p>2344.583</text:p>
          </table:table-cell>
          <table:table-cell table:number-columns-repeated="1023"/>
        </table:table-row>
        <table:table-row table:style-name="ro1">
          <table:table-cell table:style-name="ce5" office:value-type="float" office:value="2344.885" calcext:value-type="float">
            <text:p>2344.885</text:p>
          </table:table-cell>
          <table:table-cell table:number-columns-repeated="1023"/>
        </table:table-row>
        <table:table-row table:style-name="ro1">
          <table:table-cell table:style-name="ce5" office:value-type="float" office:value="2344.482" calcext:value-type="float">
            <text:p>2344.482</text:p>
          </table:table-cell>
          <table:table-cell table:number-columns-repeated="1023"/>
        </table:table-row>
        <table:table-row table:style-name="ro1">
          <table:table-cell table:style-name="ce5" office:value-type="float" office:value="2344.382" calcext:value-type="float">
            <text:p>2344.382</text:p>
          </table:table-cell>
          <table:table-cell table:number-columns-repeated="1023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1023"/>
        </table:table-row>
        <table:table-row table:style-name="ro1">
          <table:table-cell table:style-name="ce5" office:value-type="float" office:value="2344.281" calcext:value-type="float">
            <text:p>2344.281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482" calcext:value-type="float">
            <text:p>2344.482</text:p>
          </table:table-cell>
          <table:table-cell table:number-columns-repeated="1023"/>
        </table:table-row>
        <table:table-row table:style-name="ro1">
          <table:table-cell table:style-name="ce5" office:value-type="float" office:value="2344.583" calcext:value-type="float">
            <text:p>2344.583</text:p>
          </table:table-cell>
          <table:table-cell table:number-columns-repeated="1023"/>
        </table:table-row>
        <table:table-row table:style-name="ro1">
          <table:table-cell table:style-name="ce5" office:value-type="float" office:value="2344.281" calcext:value-type="float">
            <text:p>2344.281</text:p>
          </table:table-cell>
          <table:table-cell table:number-columns-repeated="1023"/>
        </table:table-row>
        <table:table-row table:style-name="ro1">
          <table:table-cell table:style-name="ce5" office:value-type="float" office:value="2343.475" calcext:value-type="float">
            <text:p>2343.475</text:p>
          </table:table-cell>
          <table:table-cell table:number-columns-repeated="1023"/>
        </table:table-row>
        <table:table-row table:style-name="ro1">
          <table:table-cell table:style-name="ce5" office:value-type="float" office:value="2344.986" calcext:value-type="float">
            <text:p>2344.986</text:p>
          </table:table-cell>
          <table:table-cell table:number-columns-repeated="1023"/>
        </table:table-row>
        <table:table-row table:style-name="ro1">
          <table:table-cell table:style-name="ce5" office:value-type="float" office:value="2343.979" calcext:value-type="float">
            <text:p>2343.979</text:p>
          </table:table-cell>
          <table:table-cell table:number-columns-repeated="1023"/>
        </table:table-row>
        <table:table-row table:style-name="ro1">
          <table:table-cell table:style-name="ce5" office:value-type="float" office:value="2344.281" calcext:value-type="float">
            <text:p>2344.281</text:p>
          </table:table-cell>
          <table:table-cell table:number-columns-repeated="1023"/>
        </table:table-row>
        <table:table-row table:style-name="ro1">
          <table:table-cell table:style-name="ce5" office:value-type="float" office:value="2345.087" calcext:value-type="float">
            <text:p>2345.087</text:p>
          </table:table-cell>
          <table:table-cell table:number-columns-repeated="1023"/>
        </table:table-row>
        <table:table-row table:style-name="ro1">
          <table:table-cell table:style-name="ce5" office:value-type="float" office:value="2344.382" calcext:value-type="float">
            <text:p>2344.382</text:p>
          </table:table-cell>
          <table:table-cell table:number-columns-repeated="1023"/>
        </table:table-row>
        <table:table-row table:style-name="ro1">
          <table:table-cell table:style-name="ce5" office:value-type="float" office:value="2343.878" calcext:value-type="float">
            <text:p>2343.87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382" calcext:value-type="float">
            <text:p>2344.382</text:p>
          </table:table-cell>
          <table:table-cell table:number-columns-repeated="1023"/>
        </table:table-row>
        <table:table-row table:style-name="ro1">
          <table:table-cell table:style-name="ce5" office:value-type="float" office:value="2344.482" calcext:value-type="float">
            <text:p>2344.482</text:p>
          </table:table-cell>
          <table:table-cell table:number-columns-repeated="1023"/>
        </table:table-row>
        <table:table-row table:style-name="ro1">
          <table:table-cell table:style-name="ce5" office:value-type="float" office:value="2343.878" calcext:value-type="float">
            <text:p>2343.878</text:p>
          </table:table-cell>
          <table:table-cell table:number-columns-repeated="1023"/>
        </table:table-row>
        <table:table-row table:style-name="ro1">
          <table:table-cell table:style-name="ce5" office:value-type="float" office:value="2342.267" calcext:value-type="float">
            <text:p>2342.267</text:p>
          </table:table-cell>
          <table:table-cell table:number-columns-repeated="1023"/>
        </table:table-row>
        <table:table-row table:style-name="ro1">
          <table:table-cell table:style-name="ce5" office:value-type="float" office:value="2344.08" calcext:value-type="float">
            <text:p>2344.0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4.684" calcext:value-type="float">
            <text:p>2344.684</text:p>
          </table:table-cell>
          <table:table-cell table:number-columns-repeated="1023"/>
        </table:table-row>
        <table:table-row table:style-name="ro1">
          <table:table-cell table:style-name="ce5" office:value-type="float" office:value="2343.878" calcext:value-type="float">
            <text:p>2343.878</text:p>
          </table:table-cell>
          <table:table-cell table:number-columns-repeated="1023"/>
        </table:table-row>
        <table:table-row table:style-name="ro1">
          <table:table-cell table:style-name="ce5" office:value-type="float" office:value="2345.691" calcext:value-type="float">
            <text:p>2345.691</text:p>
          </table:table-cell>
          <table:table-cell table:number-columns-repeated="1023"/>
        </table:table-row>
        <table:table-row table:style-name="ro1">
          <table:table-cell table:style-name="ce5" office:value-type="float" office:value="2343.777" calcext:value-type="float">
            <text:p>2343.777</text:p>
          </table:table-cell>
          <table:table-cell table:number-columns-repeated="1023"/>
        </table:table-row>
        <table:table-row table:style-name="ro1">
          <table:table-cell table:style-name="ce5" office:value-type="float" office:value="2343.576" calcext:value-type="float">
            <text:p>2343.576</text:p>
          </table:table-cell>
          <table:table-cell table:number-columns-repeated="1023"/>
        </table:table-row>
        <table:table-row table:style-name="ro1">
          <table:table-cell table:style-name="ce5" office:value-type="float" office:value="2344.18" calcext:value-type="float">
            <text:p>2344.18</text:p>
          </table:table-cell>
          <table:table-cell table:number-columns-repeated="1023"/>
        </table:table-row>
        <table:table-row table:style-name="ro1">
          <table:table-cell table:style-name="ce5" office:value-type="float" office:value="2343.173" calcext:value-type="float">
            <text:p>2343.173</text:p>
          </table:table-cell>
          <table:table-cell table:number-columns-repeated="1023"/>
        </table:table-row>
        <table:table-row table:style-name="ro1" table:number-rows-repeated="4">
          <table:table-cell table:style-name="ce7"/>
          <table:table-cell table:number-columns-repeated="1023"/>
        </table:table-row>
        <table:table-row table:style-name="ro1">
          <table:table-cell table:style-name="ce4" office:value-type="string" calcext:value-type="string">
            <text:p>10A</text:p>
          </table:table-cell>
          <table:table-cell table:style-name="ce4" office:value-type="string" calcext:value-type="string">
            <text:p>10A Average</text:p>
          </table:table-cell>
          <table:table-cell table:style-name="ce4" office:value-type="string" calcext:value-type="string">
            <text:p>average V on Res</text:p>
          </table:table-cell>
          <table:table-cell table:style-name="ce4" office:value-type="string" calcext:value-type="string">
            <text:p>calculated current 10A</text:p>
          </table:table-cell>
          <table:table-cell table:style-name="ce4" office:value-type="string" calcext:value-type="string">
            <text:p>Gain 10A</text:p>
          </table:table-cell>
          <table:table-cell table:style-name="ce4" office:value-type="string" calcext:value-type="string">
            <text:p>V on 500u</text:p>
          </table:table-cell>
          <table:table-cell table:number-columns-repeated="1018"/>
        </table:table-row>
        <table:table-row table:style-name="ro1">
          <table:table-cell table:style-name="ce5" office:value-type="float" office:value="2202.786" calcext:value-type="float">
            <text:p>2202.786</text:p>
          </table:table-cell>
          <table:table-cell table:formula="of:=AVERAGE([.A150:.A270])" office:value-type="float" office:value="2202.15451239669" calcext:value-type="float">
            <text:p>2202.15451239669</text:p>
          </table:table-cell>
          <table:table-cell table:formula="of:=AVERAGE([.F150:.F155])" office:value-type="float" office:value="4.94616666666667" calcext:value-type="float">
            <text:p>4.94616666666667</text:p>
          </table:table-cell>
          <table:table-cell table:formula="of:=2*[.C150]" office:value-type="float" office:value="9.89233333333333" calcext:value-type="float">
            <text:p>9.89233333333333</text:p>
          </table:table-cell>
          <table:table-cell table:formula="of:=[.D150]/[.B150]" office:value-type="float" office:value="0.0044921159154119" calcext:value-type="float">
            <text:p>0.004492115915412</text:p>
          </table:table-cell>
          <table:table-cell office:value-type="float" office:value="4.946" calcext:value-type="float">
            <text:p>4.946</text:p>
          </table:table-cell>
          <table:table-cell table:number-columns-repeated="1018"/>
        </table:table-row>
        <table:table-row table:style-name="ro1">
          <table:table-cell table:style-name="ce5" office:value-type="float" office:value="2202.081" calcext:value-type="float">
            <text:p>2202.081</text:p>
          </table:table-cell>
          <table:table-cell table:number-columns-repeated="4"/>
          <table:table-cell office:value-type="float" office:value="4.945" calcext:value-type="float">
            <text:p>4.945</text:p>
          </table:table-cell>
          <table:table-cell table:number-columns-repeated="1018"/>
        </table:table-row>
        <table:table-row table:style-name="ro1">
          <table:table-cell table:style-name="ce5" office:value-type="float" office:value="2202.686" calcext:value-type="float">
            <text:p>2202.686</text:p>
          </table:table-cell>
          <table:table-cell table:number-columns-repeated="4"/>
          <table:table-cell office:value-type="float" office:value="4.947" calcext:value-type="float">
            <text:p>4.947</text:p>
          </table:table-cell>
          <table:table-cell table:number-columns-repeated="1018"/>
        </table:table-row>
        <table:table-row table:style-name="ro1">
          <table:table-cell table:style-name="ce5" office:value-type="float" office:value="2202.484" calcext:value-type="float">
            <text:p>2202.484</text:p>
          </table:table-cell>
          <table:table-cell table:number-columns-repeated="4"/>
          <table:table-cell office:value-type="float" office:value="4.946" calcext:value-type="float">
            <text:p>4.946</text:p>
          </table:table-cell>
          <table:table-cell table:number-columns-repeated="1018"/>
        </table:table-row>
        <table:table-row table:style-name="ro1">
          <table:table-cell table:style-name="ce5" office:value-type="float" office:value="2202.182" calcext:value-type="float">
            <text:p>2202.182</text:p>
          </table:table-cell>
          <table:table-cell table:number-columns-repeated="4"/>
          <table:table-cell office:value-type="float" office:value="4.946" calcext:value-type="float">
            <text:p>4.946</text:p>
          </table:table-cell>
          <table:table-cell table:number-columns-repeated="1018"/>
        </table:table-row>
        <table:table-row table:style-name="ro1">
          <table:table-cell table:style-name="ce5" office:value-type="float" office:value="2203.189" calcext:value-type="float">
            <text:p>2203.189</text:p>
          </table:table-cell>
          <table:table-cell table:number-columns-repeated="4"/>
          <table:table-cell office:value-type="float" office:value="4.947" calcext:value-type="float">
            <text:p>4.947</text:p>
          </table:table-cell>
          <table:table-cell table:number-columns-repeated="1018"/>
        </table:table-row>
        <table:table-row table:style-name="ro1">
          <table:table-cell table:style-name="ce5" office:value-type="float" office:value="2201.678" calcext:value-type="float">
            <text:p>2201.678</text:p>
          </table:table-cell>
          <table:table-cell table:number-columns-repeated="1023"/>
        </table:table-row>
        <table:table-row table:style-name="ro1">
          <table:table-cell table:style-name="ce5" office:value-type="float" office:value="2203.391" calcext:value-type="float">
            <text:p>2203.391</text:p>
          </table:table-cell>
          <table:table-cell table:number-columns-repeated="1023"/>
        </table:table-row>
        <table:table-row table:style-name="ro1">
          <table:table-cell table:style-name="ce5" office:value-type="float" office:value="2201.477" calcext:value-type="float">
            <text:p>2201.47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786" calcext:value-type="float">
            <text:p>2202.786</text:p>
          </table:table-cell>
          <table:table-cell table:number-columns-repeated="1023"/>
        </table:table-row>
        <table:table-row table:style-name="ro1">
          <table:table-cell table:style-name="ce5" office:value-type="float" office:value="2201.678" calcext:value-type="float">
            <text:p>2201.678</text:p>
          </table:table-cell>
          <table:table-cell table:number-columns-repeated="1023"/>
        </table:table-row>
        <table:table-row table:style-name="ro1">
          <table:table-cell table:style-name="ce5" office:value-type="float" office:value="2202.383" calcext:value-type="float">
            <text:p>2202.383</text:p>
          </table:table-cell>
          <table:table-cell table:number-columns-repeated="1023"/>
        </table:table-row>
        <table:table-row table:style-name="ro1">
          <table:table-cell table:style-name="ce5" office:value-type="float" office:value="2203.391" calcext:value-type="float">
            <text:p>2203.391</text:p>
          </table:table-cell>
          <table:table-cell table:number-columns-repeated="1023"/>
        </table:table-row>
        <table:table-row table:style-name="ro1">
          <table:table-cell table:style-name="ce5" office:value-type="float" office:value="2201.678" calcext:value-type="float">
            <text:p>2201.67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477" calcext:value-type="float">
            <text:p>2201.47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081" calcext:value-type="float">
            <text:p>2202.081</text:p>
          </table:table-cell>
          <table:table-cell table:number-columns-repeated="1023"/>
        </table:table-row>
        <table:table-row table:style-name="ro1">
          <table:table-cell table:style-name="ce5" office:value-type="float" office:value="2203.793" calcext:value-type="float">
            <text:p>2203.793</text:p>
          </table:table-cell>
          <table:table-cell table:number-columns-repeated="1023"/>
        </table:table-row>
        <table:table-row table:style-name="ro1">
          <table:table-cell table:style-name="ce5" office:value-type="float" office:value="2202.283" calcext:value-type="float">
            <text:p>2202.283</text:p>
          </table:table-cell>
          <table:table-cell table:number-columns-repeated="1023"/>
        </table:table-row>
        <table:table-row table:style-name="ro1">
          <table:table-cell table:style-name="ce5" office:value-type="float" office:value="2200.671" calcext:value-type="float">
            <text:p>2200.671</text:p>
          </table:table-cell>
          <table:table-cell table:number-columns-repeated="1023"/>
        </table:table-row>
        <table:table-row table:style-name="ro1">
          <table:table-cell table:style-name="ce5" office:value-type="float" office:value="2201.678" calcext:value-type="float">
            <text:p>2201.678</text:p>
          </table:table-cell>
          <table:table-cell table:number-columns-repeated="1023"/>
        </table:table-row>
        <table:table-row table:style-name="ro1">
          <table:table-cell table:style-name="ce5" office:value-type="float" office:value="2200.369" calcext:value-type="float">
            <text:p>2200.369</text:p>
          </table:table-cell>
          <table:table-cell table:number-columns-repeated="1023"/>
        </table:table-row>
        <table:table-row table:style-name="ro1">
          <table:table-cell table:style-name="ce5" office:value-type="float" office:value="2202.081" calcext:value-type="float">
            <text:p>2202.081</text:p>
          </table:table-cell>
          <table:table-cell table:number-columns-repeated="1023"/>
        </table:table-row>
        <table:table-row table:style-name="ro1">
          <table:table-cell table:style-name="ce5" office:value-type="float" office:value="2204.498" calcext:value-type="float">
            <text:p>2204.49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376" calcext:value-type="float">
            <text:p>2201.376</text:p>
          </table:table-cell>
          <table:table-cell table:number-columns-repeated="1023"/>
        </table:table-row>
        <table:table-row table:style-name="ro1">
          <table:table-cell table:style-name="ce5" office:value-type="float" office:value="2201.175" calcext:value-type="float">
            <text:p>2201.175</text:p>
          </table:table-cell>
          <table:table-cell table:number-columns-repeated="1023"/>
        </table:table-row>
        <table:table-row table:style-name="ro1">
          <table:table-cell table:style-name="ce5" office:value-type="float" office:value="2202.484" calcext:value-type="float">
            <text:p>2202.484</text:p>
          </table:table-cell>
          <table:table-cell table:number-columns-repeated="1023"/>
        </table:table-row>
        <table:table-row table:style-name="ro1">
          <table:table-cell table:style-name="ce5" office:value-type="float" office:value="2203.189" calcext:value-type="float">
            <text:p>2203.189</text:p>
          </table:table-cell>
          <table:table-cell table:number-columns-repeated="1023"/>
        </table:table-row>
        <table:table-row table:style-name="ro1">
          <table:table-cell table:style-name="ce5" office:value-type="float" office:value="2201.88" calcext:value-type="float">
            <text:p>2201.88</text:p>
          </table:table-cell>
          <table:table-cell table:number-columns-repeated="1023"/>
        </table:table-row>
        <table:table-row table:style-name="ro1">
          <table:table-cell table:style-name="ce5" office:value-type="float" office:value="2200.369" calcext:value-type="float">
            <text:p>2200.369</text:p>
          </table:table-cell>
          <table:table-cell table:number-columns-repeated="1023"/>
        </table:table-row>
        <table:table-row table:style-name="ro1">
          <table:table-cell table:style-name="ce5" office:value-type="float" office:value="2201.477" calcext:value-type="float">
            <text:p>2201.477</text:p>
          </table:table-cell>
          <table:table-cell table:number-columns-repeated="1023"/>
        </table:table-row>
        <table:table-row table:style-name="ro1">
          <table:table-cell table:style-name="ce5" office:value-type="float" office:value="2201.578" calcext:value-type="float">
            <text:p>2201.578</text:p>
          </table:table-cell>
          <table:table-cell table:number-columns-repeated="1023"/>
        </table:table-row>
        <table:table-row table:style-name="ro1">
          <table:table-cell table:style-name="ce5" office:value-type="float" office:value="2199.362" calcext:value-type="float">
            <text:p>2199.362</text:p>
          </table:table-cell>
          <table:table-cell table:number-columns-repeated="1023"/>
        </table:table-row>
        <table:table-row table:style-name="ro1">
          <table:table-cell table:style-name="ce5" office:value-type="float" office:value="2203.491" calcext:value-type="float">
            <text:p>2203.491</text:p>
          </table:table-cell>
          <table:table-cell table:number-columns-repeated="1023"/>
        </table:table-row>
        <table:table-row table:style-name="ro1">
          <table:table-cell table:style-name="ce5" office:value-type="float" office:value="2201.276" calcext:value-type="float">
            <text:p>2201.276</text:p>
          </table:table-cell>
          <table:table-cell table:number-columns-repeated="1023"/>
        </table:table-row>
        <table:table-row table:style-name="ro1">
          <table:table-cell table:style-name="ce5" office:value-type="float" office:value="2203.491" calcext:value-type="float">
            <text:p>2203.491</text:p>
          </table:table-cell>
          <table:table-cell table:number-columns-repeated="1023"/>
        </table:table-row>
        <table:table-row table:style-name="ro1">
          <table:table-cell table:style-name="ce5" office:value-type="float" office:value="2200.269" calcext:value-type="float">
            <text:p>2200.269</text:p>
          </table:table-cell>
          <table:table-cell table:number-columns-repeated="1023"/>
        </table:table-row>
        <table:table-row table:style-name="ro1">
          <table:table-cell table:style-name="ce5" office:value-type="float" office:value="2200.974" calcext:value-type="float">
            <text:p>2200.974</text:p>
          </table:table-cell>
          <table:table-cell table:number-columns-repeated="1023"/>
        </table:table-row>
        <table:table-row table:style-name="ro1">
          <table:table-cell table:style-name="ce5" office:value-type="float" office:value="2201.779" calcext:value-type="float">
            <text:p>2201.779</text:p>
          </table:table-cell>
          <table:table-cell table:number-columns-repeated="1023"/>
        </table:table-row>
        <table:table-row table:style-name="ro1">
          <table:table-cell table:style-name="ce5" office:value-type="float" office:value="2202.988" calcext:value-type="float">
            <text:p>2202.988</text:p>
          </table:table-cell>
          <table:table-cell table:number-columns-repeated="1023"/>
        </table:table-row>
        <table:table-row table:style-name="ro1">
          <table:table-cell table:style-name="ce5" office:value-type="float" office:value="2203.894" calcext:value-type="float">
            <text:p>2203.894</text:p>
          </table:table-cell>
          <table:table-cell table:number-columns-repeated="1023"/>
        </table:table-row>
        <table:table-row table:style-name="ro1">
          <table:table-cell table:style-name="ce5" office:value-type="float" office:value="2202.484" calcext:value-type="float">
            <text:p>2202.484</text:p>
          </table:table-cell>
          <table:table-cell table:number-columns-repeated="1023"/>
        </table:table-row>
        <table:table-row table:style-name="ro1">
          <table:table-cell table:style-name="ce5" office:value-type="float" office:value="2202.081" calcext:value-type="float">
            <text:p>2202.081</text:p>
          </table:table-cell>
          <table:table-cell table:number-columns-repeated="1023"/>
        </table:table-row>
        <table:table-row table:style-name="ro1">
          <table:table-cell table:style-name="ce5" office:value-type="float" office:value="2202.585" calcext:value-type="float">
            <text:p>2202.585</text:p>
          </table:table-cell>
          <table:table-cell table:number-columns-repeated="1023"/>
        </table:table-row>
        <table:table-row table:style-name="ro1">
          <table:table-cell table:style-name="ce5" office:value-type="float" office:value="2200.369" calcext:value-type="float">
            <text:p>2200.369</text:p>
          </table:table-cell>
          <table:table-cell table:number-columns-repeated="1023"/>
        </table:table-row>
        <table:table-row table:style-name="ro1">
          <table:table-cell table:style-name="ce5" office:value-type="float" office:value="2201.678" calcext:value-type="float">
            <text:p>2201.67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376" calcext:value-type="float">
            <text:p>2201.376</text:p>
          </table:table-cell>
          <table:table-cell table:number-columns-repeated="1023"/>
        </table:table-row>
        <table:table-row table:style-name="ro1">
          <table:table-cell table:style-name="ce5" office:value-type="float" office:value="2201.074" calcext:value-type="float">
            <text:p>2201.074</text:p>
          </table:table-cell>
          <table:table-cell table:number-columns-repeated="1023"/>
        </table:table-row>
        <table:table-row table:style-name="ro1">
          <table:table-cell table:style-name="ce5" office:value-type="float" office:value="2200.369" calcext:value-type="float">
            <text:p>2200.369</text:p>
          </table:table-cell>
          <table:table-cell table:number-columns-repeated="1023"/>
        </table:table-row>
        <table:table-row table:style-name="ro1">
          <table:table-cell table:style-name="ce5" office:value-type="float" office:value="2202.484" calcext:value-type="float">
            <text:p>2202.484</text:p>
          </table:table-cell>
          <table:table-cell table:number-columns-repeated="1023"/>
        </table:table-row>
        <table:table-row table:style-name="ro1">
          <table:table-cell table:style-name="ce5" office:value-type="float" office:value="2201.88" calcext:value-type="float">
            <text:p>2201.88</text:p>
          </table:table-cell>
          <table:table-cell table:number-columns-repeated="1023"/>
        </table:table-row>
        <table:table-row table:style-name="ro1">
          <table:table-cell table:style-name="ce5" office:value-type="float" office:value="2203.29" calcext:value-type="float">
            <text:p>2203.29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1.88" calcext:value-type="float">
            <text:p>2201.8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678" calcext:value-type="float">
            <text:p>2201.67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88" calcext:value-type="float">
            <text:p>2201.88</text:p>
          </table:table-cell>
          <table:table-cell table:number-columns-repeated="1023"/>
        </table:table-row>
        <table:table-row table:style-name="ro1">
          <table:table-cell table:style-name="ce5" office:value-type="float" office:value="2200.571" calcext:value-type="float">
            <text:p>2200.571</text:p>
          </table:table-cell>
          <table:table-cell table:number-columns-repeated="1023"/>
        </table:table-row>
        <table:table-row table:style-name="ro1">
          <table:table-cell table:style-name="ce5" office:value-type="float" office:value="2203.391" calcext:value-type="float">
            <text:p>2203.391</text:p>
          </table:table-cell>
          <table:table-cell table:number-columns-repeated="1023"/>
        </table:table-row>
        <table:table-row table:style-name="ro1">
          <table:table-cell table:style-name="ce5" office:value-type="float" office:value="2204.297" calcext:value-type="float">
            <text:p>2204.297</text:p>
          </table:table-cell>
          <table:table-cell table:number-columns-repeated="1023"/>
        </table:table-row>
        <table:table-row table:style-name="ro1">
          <table:table-cell table:style-name="ce5" office:value-type="float" office:value="2203.088" calcext:value-type="float">
            <text:p>2203.088</text:p>
          </table:table-cell>
          <table:table-cell table:number-columns-repeated="1023"/>
        </table:table-row>
        <table:table-row table:style-name="ro1">
          <table:table-cell table:style-name="ce5" office:value-type="float" office:value="2200.873" calcext:value-type="float">
            <text:p>2200.873</text:p>
          </table:table-cell>
          <table:table-cell table:number-columns-repeated="1023"/>
        </table:table-row>
        <table:table-row table:style-name="ro1">
          <table:table-cell table:style-name="ce5" office:value-type="float" office:value="2202.686" calcext:value-type="float">
            <text:p>2202.686</text:p>
          </table:table-cell>
          <table:table-cell table:number-columns-repeated="1023"/>
        </table:table-row>
        <table:table-row table:style-name="ro1">
          <table:table-cell table:style-name="ce5" office:value-type="float" office:value="2200.873" calcext:value-type="float">
            <text:p>2200.873</text:p>
          </table:table-cell>
          <table:table-cell table:number-columns-repeated="1023"/>
        </table:table-row>
        <table:table-row table:style-name="ro1">
          <table:table-cell table:style-name="ce5" office:value-type="float" office:value="2203.189" calcext:value-type="float">
            <text:p>2203.189</text:p>
          </table:table-cell>
          <table:table-cell table:number-columns-repeated="1023"/>
        </table:table-row>
        <table:table-row table:style-name="ro1">
          <table:table-cell table:style-name="ce5" office:value-type="float" office:value="2201.376" calcext:value-type="float">
            <text:p>2201.376</text:p>
          </table:table-cell>
          <table:table-cell table:number-columns-repeated="1023"/>
        </table:table-row>
        <table:table-row table:style-name="ro1">
          <table:table-cell table:style-name="ce5" office:value-type="float" office:value="2203.793" calcext:value-type="float">
            <text:p>2203.793</text:p>
          </table:table-cell>
          <table:table-cell table:number-columns-repeated="1023"/>
        </table:table-row>
        <table:table-row table:style-name="ro1">
          <table:table-cell table:style-name="ce5" office:value-type="float" office:value="2201.276" calcext:value-type="float">
            <text:p>2201.276</text:p>
          </table:table-cell>
          <table:table-cell table:number-columns-repeated="1023"/>
        </table:table-row>
        <table:table-row table:style-name="ro1">
          <table:table-cell table:style-name="ce5" office:value-type="float" office:value="2201.98" calcext:value-type="float">
            <text:p>2201.98</text:p>
          </table:table-cell>
          <table:table-cell table:number-columns-repeated="1023"/>
        </table:table-row>
        <table:table-row table:style-name="ro1">
          <table:table-cell table:style-name="ce5" office:value-type="float" office:value="2200.168" calcext:value-type="float">
            <text:p>2200.168</text:p>
          </table:table-cell>
          <table:table-cell table:number-columns-repeated="1023"/>
        </table:table-row>
        <table:table-row table:style-name="ro1">
          <table:table-cell table:style-name="ce5" office:value-type="float" office:value="2200.269" calcext:value-type="float">
            <text:p>2200.269</text:p>
          </table:table-cell>
          <table:table-cell table:number-columns-repeated="1023"/>
        </table:table-row>
        <table:table-row table:style-name="ro1">
          <table:table-cell table:style-name="ce5" office:value-type="float" office:value="2201.074" calcext:value-type="float">
            <text:p>2201.074</text:p>
          </table:table-cell>
          <table:table-cell table:number-columns-repeated="1023"/>
        </table:table-row>
        <table:table-row table:style-name="ro1">
          <table:table-cell table:style-name="ce5" office:value-type="float" office:value="2200.671" calcext:value-type="float">
            <text:p>2200.671</text:p>
          </table:table-cell>
          <table:table-cell table:number-columns-repeated="1023"/>
        </table:table-row>
        <table:table-row table:style-name="ro1">
          <table:table-cell table:style-name="ce5" office:value-type="float" office:value="2200.269" calcext:value-type="float">
            <text:p>2200.269</text:p>
          </table:table-cell>
          <table:table-cell table:number-columns-repeated="1023"/>
        </table:table-row>
        <table:table-row table:style-name="ro1">
          <table:table-cell table:style-name="ce5" office:value-type="float" office:value="2199.966" calcext:value-type="float">
            <text:p>2199.966</text:p>
          </table:table-cell>
          <table:table-cell table:number-columns-repeated="1023"/>
        </table:table-row>
        <table:table-row table:style-name="ro1">
          <table:table-cell table:style-name="ce5" office:value-type="float" office:value="2202.686" calcext:value-type="float">
            <text:p>2202.686</text:p>
          </table:table-cell>
          <table:table-cell table:number-columns-repeated="1023"/>
        </table:table-row>
        <table:table-row table:style-name="ro1">
          <table:table-cell table:style-name="ce5" office:value-type="float" office:value="2201.98" calcext:value-type="float">
            <text:p>2201.98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0.974" calcext:value-type="float">
            <text:p>2200.974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081" calcext:value-type="float">
            <text:p>2202.081</text:p>
          </table:table-cell>
          <table:table-cell table:number-columns-repeated="1023"/>
        </table:table-row>
        <table:table-row table:style-name="ro1">
          <table:table-cell table:style-name="ce5" office:value-type="float" office:value="2200.974" calcext:value-type="float">
            <text:p>2200.974</text:p>
          </table:table-cell>
          <table:table-cell table:number-columns-repeated="1023"/>
        </table:table-row>
        <table:table-row table:style-name="ro1">
          <table:table-cell table:style-name="ce5" office:value-type="float" office:value="2201.477" calcext:value-type="float">
            <text:p>2201.47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283" calcext:value-type="float">
            <text:p>2202.283</text:p>
          </table:table-cell>
          <table:table-cell table:number-columns-repeated="1023"/>
        </table:table-row>
        <table:table-row table:style-name="ro1">
          <table:table-cell table:style-name="ce5" office:value-type="float" office:value="2201.276" calcext:value-type="float">
            <text:p>2201.276</text:p>
          </table:table-cell>
          <table:table-cell table:number-columns-repeated="1023"/>
        </table:table-row>
        <table:table-row table:style-name="ro1">
          <table:table-cell table:style-name="ce5" office:value-type="float" office:value="2202.383" calcext:value-type="float">
            <text:p>2202.383</text:p>
          </table:table-cell>
          <table:table-cell table:number-columns-repeated="1023"/>
        </table:table-row>
        <table:table-row table:style-name="ro1">
          <table:table-cell table:style-name="ce5" office:value-type="float" office:value="2202.182" calcext:value-type="float">
            <text:p>2202.182</text:p>
          </table:table-cell>
          <table:table-cell table:number-columns-repeated="1023"/>
        </table:table-row>
        <table:table-row table:style-name="ro1">
          <table:table-cell table:style-name="ce5" office:value-type="float" office:value="2202.182" calcext:value-type="float">
            <text:p>2202.182</text:p>
          </table:table-cell>
          <table:table-cell table:number-columns-repeated="1023"/>
        </table:table-row>
        <table:table-row table:style-name="ro1">
          <table:table-cell table:style-name="ce5" office:value-type="float" office:value="2200.873" calcext:value-type="float">
            <text:p>2200.873</text:p>
          </table:table-cell>
          <table:table-cell table:number-columns-repeated="1023"/>
        </table:table-row>
        <table:table-row table:style-name="ro1">
          <table:table-cell table:style-name="ce5" office:value-type="float" office:value="2203.391" calcext:value-type="float">
            <text:p>2203.391</text:p>
          </table:table-cell>
          <table:table-cell table:number-columns-repeated="1023"/>
        </table:table-row>
        <table:table-row table:style-name="ro1">
          <table:table-cell table:style-name="ce5" office:value-type="float" office:value="2201.175" calcext:value-type="float">
            <text:p>2201.175</text:p>
          </table:table-cell>
          <table:table-cell table:number-columns-repeated="1023"/>
        </table:table-row>
        <table:table-row table:style-name="ro1">
          <table:table-cell table:style-name="ce5" office:value-type="float" office:value="2202.383" calcext:value-type="float">
            <text:p>2202.383</text:p>
          </table:table-cell>
          <table:table-cell table:number-columns-repeated="1023"/>
        </table:table-row>
        <table:table-row table:style-name="ro1">
          <table:table-cell table:style-name="ce5" office:value-type="float" office:value="2203.391" calcext:value-type="float">
            <text:p>2203.391</text:p>
          </table:table-cell>
          <table:table-cell table:number-columns-repeated="1023"/>
        </table:table-row>
        <table:table-row table:style-name="ro1">
          <table:table-cell table:style-name="ce5" office:value-type="float" office:value="2202.484" calcext:value-type="float">
            <text:p>2202.484</text:p>
          </table:table-cell>
          <table:table-cell table:number-columns-repeated="1023"/>
        </table:table-row>
        <table:table-row table:style-name="ro1">
          <table:table-cell table:style-name="ce5" office:value-type="float" office:value="2201.578" calcext:value-type="float">
            <text:p>2201.57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678" calcext:value-type="float">
            <text:p>2201.678</text:p>
          </table:table-cell>
          <table:table-cell table:number-columns-repeated="1023"/>
        </table:table-row>
        <table:table-row table:style-name="ro1">
          <table:table-cell table:style-name="ce5" office:value-type="float" office:value="2202.484" calcext:value-type="float">
            <text:p>2202.484</text:p>
          </table:table-cell>
          <table:table-cell table:number-columns-repeated="1023"/>
        </table:table-row>
        <table:table-row table:style-name="ro1">
          <table:table-cell table:style-name="ce5" office:value-type="float" office:value="2203.793" calcext:value-type="float">
            <text:p>2203.793</text:p>
          </table:table-cell>
          <table:table-cell table:number-columns-repeated="1023"/>
        </table:table-row>
        <table:table-row table:style-name="ro1">
          <table:table-cell table:style-name="ce5" office:value-type="float" office:value="2202.081" calcext:value-type="float">
            <text:p>2202.081</text:p>
          </table:table-cell>
          <table:table-cell table:number-columns-repeated="1023"/>
        </table:table-row>
        <table:table-row table:style-name="ro1">
          <table:table-cell table:style-name="ce5" office:value-type="float" office:value="2201.88" calcext:value-type="float">
            <text:p>2201.88</text:p>
          </table:table-cell>
          <table:table-cell table:number-columns-repeated="1023"/>
        </table:table-row>
        <table:table-row table:style-name="ro1">
          <table:table-cell table:style-name="ce5" office:value-type="float" office:value="2204.397" calcext:value-type="float">
            <text:p>2204.39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585" calcext:value-type="float">
            <text:p>2202.585</text:p>
          </table:table-cell>
          <table:table-cell table:number-columns-repeated="1023"/>
        </table:table-row>
        <table:table-row table:style-name="ro1">
          <table:table-cell table:style-name="ce5" office:value-type="float" office:value="2202.988" calcext:value-type="float">
            <text:p>2202.98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88" calcext:value-type="float">
            <text:p>2201.88</text:p>
          </table:table-cell>
          <table:table-cell table:number-columns-repeated="1023"/>
        </table:table-row>
        <table:table-row table:style-name="ro1">
          <table:table-cell table:style-name="ce5" office:value-type="float" office:value="2201.276" calcext:value-type="float">
            <text:p>2201.276</text:p>
          </table:table-cell>
          <table:table-cell table:number-columns-repeated="1023"/>
        </table:table-row>
        <table:table-row table:style-name="ro1">
          <table:table-cell table:style-name="ce5" office:value-type="float" office:value="2201.88" calcext:value-type="float">
            <text:p>2201.88</text:p>
          </table:table-cell>
          <table:table-cell table:number-columns-repeated="1023"/>
        </table:table-row>
        <table:table-row table:style-name="ro1">
          <table:table-cell table:style-name="ce5" office:value-type="float" office:value="2202.585" calcext:value-type="float">
            <text:p>2202.585</text:p>
          </table:table-cell>
          <table:table-cell table:number-columns-repeated="1023"/>
        </table:table-row>
        <table:table-row table:style-name="ro1">
          <table:table-cell table:style-name="ce5" office:value-type="float" office:value="2202.988" calcext:value-type="float">
            <text:p>2202.988</text:p>
          </table:table-cell>
          <table:table-cell table:number-columns-repeated="1023"/>
        </table:table-row>
        <table:table-row table:style-name="ro1">
          <table:table-cell table:style-name="ce5" office:value-type="float" office:value="2203.592" calcext:value-type="float">
            <text:p>2203.592</text:p>
          </table:table-cell>
          <table:table-cell table:number-columns-repeated="1023"/>
        </table:table-row>
        <table:table-row table:style-name="ro1">
          <table:table-cell table:style-name="ce5" office:value-type="float" office:value="2202.585" calcext:value-type="float">
            <text:p>2202.585</text:p>
          </table:table-cell>
          <table:table-cell table:number-columns-repeated="1023"/>
        </table:table-row>
        <table:table-row table:style-name="ro1">
          <table:table-cell table:style-name="ce5" office:value-type="float" office:value="2203.592" calcext:value-type="float">
            <text:p>2203.592</text:p>
          </table:table-cell>
          <table:table-cell table:number-columns-repeated="1023"/>
        </table:table-row>
        <table:table-row table:style-name="ro1">
          <table:table-cell table:style-name="ce5" office:value-type="float" office:value="2202.484" calcext:value-type="float">
            <text:p>2202.484</text:p>
          </table:table-cell>
          <table:table-cell table:number-columns-repeated="1023"/>
        </table:table-row>
        <table:table-row table:style-name="ro1">
          <table:table-cell table:style-name="ce5" office:value-type="float" office:value="2201.175" calcext:value-type="float">
            <text:p>2201.175</text:p>
          </table:table-cell>
          <table:table-cell table:number-columns-repeated="1023"/>
        </table:table-row>
        <table:table-row table:style-name="ro1">
          <table:table-cell table:style-name="ce5" office:value-type="float" office:value="2202.786" calcext:value-type="float">
            <text:p>2202.786</text:p>
          </table:table-cell>
          <table:table-cell table:number-columns-repeated="1023"/>
        </table:table-row>
        <table:table-row table:style-name="ro1">
          <table:table-cell table:style-name="ce5" office:value-type="float" office:value="2204.397" calcext:value-type="float">
            <text:p>2204.397</text:p>
          </table:table-cell>
          <table:table-cell table:number-columns-repeated="1023"/>
        </table:table-row>
        <table:table-row table:style-name="ro1">
          <table:table-cell table:style-name="ce5" office:value-type="float" office:value="2203.592" calcext:value-type="float">
            <text:p>2203.592</text:p>
          </table:table-cell>
          <table:table-cell table:number-columns-repeated="1023"/>
        </table:table-row>
        <table:table-row table:style-name="ro1">
          <table:table-cell table:style-name="ce5" office:value-type="float" office:value="2204.095" calcext:value-type="float">
            <text:p>2204.095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887" calcext:value-type="float">
            <text:p>2202.887</text:p>
          </table:table-cell>
          <table:table-cell table:number-columns-repeated="1023"/>
        </table:table-row>
        <table:table-row table:style-name="ro1">
          <table:table-cell table:style-name="ce5" office:value-type="float" office:value="2202.283" calcext:value-type="float">
            <text:p>2202.283</text:p>
          </table:table-cell>
          <table:table-cell table:number-columns-repeated="1023"/>
        </table:table-row>
        <table:table-row table:style-name="ro1" table:number-rows-repeated="72">
          <table:table-cell table:style-name="ce7"/>
          <table:table-cell table:number-columns-repeated="1023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3:14:41.5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7T15:43:02.029000000</dc:date>
    <meta:editing-duration>PT8H27M15S</meta:editing-duration>
    <meta:editing-cycles>110</meta:editing-cycles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3:Sheet1.A40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3:Sheet1.A4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445">
                <text:p>2.034445</text:p>
                <draw:g>
                  <svg:desc>Sheet1.A23:Sheet1.A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4335">
                <text:p>2.034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4195">
                <text:p>2.034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4195">
                <text:p>2.034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4529">
                <text:p>2.034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4406">
                <text:p>2.034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4513">
                <text:p>2.03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4513">
                <text:p>2.034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4496">
                <text:p>2.034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4496">
                <text:p>2.034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476">
                <text:p>2.034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625">
                <text:p>2.034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4614">
                <text:p>2.034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6">
                <text:p>2.0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46">
                <text:p>2.0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4395">
                <text:p>2.034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395">
                <text:p>2.034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